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179af" officeooo:paragraph-rsid="001179af"/>
    </style:style>
    <style:style style:name="P2" style:family="paragraph" style:parent-style-name="Standard">
      <style:text-properties fo:language="ru" fo:country="RU" officeooo:rsid="0018784e" officeooo:paragraph-rsid="0018784e"/>
    </style:style>
    <style:style style:name="P3" style:family="paragraph" style:parent-style-name="Standard" style:master-page-name="">
      <style:paragraph-properties fo:margin-left="0cm" fo:margin-right="0cm" fo:text-indent="1.021cm" style:auto-text-indent="false" style:page-number="auto"/>
      <style:text-properties fo:language="ru" fo:country="RU" officeooo:rsid="0018784e" officeooo:paragraph-rsid="001a367a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234d5a"/>
    </style:style>
    <style:style style:name="P6" style:family="paragraph" style:parent-style-name="Standard" style:list-style-name="L1">
      <style:text-properties officeooo:paragraph-rsid="00263c72"/>
    </style:style>
    <style:style style:name="P7" style:family="paragraph" style:parent-style-name="Standard" style:list-style-name="L1">
      <style:text-properties officeooo:paragraph-rsid="002642cd"/>
    </style:style>
    <style:style style:name="P8" style:family="paragraph" style:parent-style-name="Standard" style:list-style-name="L1">
      <style:text-properties fo:language="en" fo:country="US" officeooo:paragraph-rsid="001179af"/>
    </style:style>
    <style:style style:name="P9" style:family="paragraph" style:parent-style-name="Standard" style:list-style-name="L1">
      <style:text-properties fo:language="en" fo:country="US" officeooo:paragraph-rsid="001c0284"/>
    </style:style>
    <style:style style:name="P10" style:family="paragraph" style:parent-style-name="Standard">
      <style:text-properties fo:language="en" fo:country="US" officeooo:rsid="001608b5"/>
    </style:style>
    <style:style style:name="P11" style:family="paragraph" style:parent-style-name="Standard" style:list-style-name="L1">
      <style:text-properties fo:language="ru" fo:country="RU" officeooo:rsid="001179af" officeooo:paragraph-rsid="001ef1ab"/>
    </style:style>
    <style:style style:name="P12" style:family="paragraph" style:parent-style-name="Standard" style:list-style-name="L1">
      <style:text-properties fo:language="ru" fo:country="RU" officeooo:rsid="001179af" officeooo:paragraph-rsid="0020f766"/>
    </style:style>
    <style:style style:name="P13" style:family="paragraph" style:parent-style-name="Standard">
      <style:text-properties fo:language="ru" fo:country="RU" officeooo:rsid="0018784e" officeooo:paragraph-rsid="0018784e"/>
    </style:style>
    <style:style style:name="P14" style:family="paragraph" style:parent-style-name="Standard">
      <style:text-properties officeooo:paragraph-rsid="002642cd"/>
    </style:style>
    <style:style style:name="P15" style:family="paragraph" style:parent-style-name="Standard" style:master-page-name="">
      <style:paragraph-properties fo:margin-left="0cm" fo:margin-right="0cm" fo:text-indent="1.021cm" style:auto-text-indent="false" style:page-number="auto"/>
      <style:text-properties fo:language="ru" fo:country="RU" officeooo:rsid="0018784e" officeooo:paragraph-rsid="00292058"/>
    </style:style>
    <style:style style:name="P16" style:family="paragraph" style:parent-style-name="Standard">
      <style:paragraph-properties fo:margin-left="0cm" fo:margin-right="0cm" fo:text-indent="1.021cm" style:auto-text-indent="false"/>
      <style:text-properties fo:language="ru" fo:country="RU" officeooo:rsid="0018784e" officeooo:paragraph-rsid="002c713a"/>
    </style:style>
    <style:style style:name="P17" style:family="paragraph" style:parent-style-name="Standard">
      <style:paragraph-properties fo:margin-left="0cm" fo:margin-right="0cm" fo:text-indent="1.021cm" style:auto-text-indent="false"/>
      <style:text-properties fo:language="ru" fo:country="RU" officeooo:rsid="0018784e" officeooo:paragraph-rsid="002dc7d8"/>
    </style:style>
    <style:style style:name="P18" style:family="paragraph" style:parent-style-name="Standard">
      <style:paragraph-properties fo:margin-left="0cm" fo:margin-right="0cm" fo:text-indent="1.021cm" style:auto-text-indent="false"/>
      <style:text-properties fo:language="ru" fo:country="RU" officeooo:rsid="0018784e" officeooo:paragraph-rsid="002e629e"/>
    </style:style>
    <style:style style:name="P19" style:family="paragraph" style:parent-style-name="Heading_20_1">
      <style:paragraph-properties fo:break-before="pag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179af"/>
    </style:style>
    <style:style style:name="T2" style:family="text">
      <style:text-properties fo:language="ru" fo:country="RU" officeooo:rsid="001179af"/>
    </style:style>
    <style:style style:name="T3" style:family="text">
      <style:text-properties fo:language="ru" fo:country="RU" officeooo:rsid="0023c3f6"/>
    </style:style>
    <style:style style:name="T4" style:family="text">
      <style:text-properties fo:language="ru" fo:country="RU" officeooo:rsid="0027a467"/>
    </style:style>
    <style:style style:name="T5" style:family="text">
      <style:text-properties fo:language="ru" fo:country="RU" officeooo:rsid="00262a17"/>
    </style:style>
    <style:style style:name="T6" style:family="text">
      <style:text-properties fo:language="ru" fo:country="RU" officeooo:rsid="0026e207"/>
    </style:style>
    <style:style style:name="T7" style:family="text">
      <style:text-properties fo:language="ru" fo:country="RU" officeooo:rsid="00aeb835"/>
    </style:style>
    <style:style style:name="T8" style:family="text">
      <style:text-properties fo:language="ru" fo:country="RU" officeooo:rsid="001608b5"/>
    </style:style>
    <style:style style:name="T9" style:family="text">
      <style:text-properties fo:language="ru" fo:country="RU" officeooo:rsid="0018614f"/>
    </style:style>
    <style:style style:name="T10" style:family="text">
      <style:text-properties fo:language="ru" fo:country="RU" officeooo:rsid="001ad113"/>
    </style:style>
    <style:style style:name="T11" style:family="text">
      <style:text-properties fo:language="ru" fo:country="RU" officeooo:rsid="00234d5a"/>
    </style:style>
    <style:style style:name="T12" style:family="text">
      <style:text-properties fo:language="ru" fo:country="RU" officeooo:rsid="00263c72"/>
    </style:style>
    <style:style style:name="T13" style:family="text">
      <style:text-properties fo:language="ru" fo:country="RU" officeooo:rsid="0026b7d4"/>
    </style:style>
    <style:style style:name="T14" style:family="text">
      <style:text-properties fo:language="en" fo:country="US" officeooo:rsid="0015c005"/>
    </style:style>
    <style:style style:name="T15" style:family="text">
      <style:text-properties fo:language="en" fo:country="US" officeooo:rsid="001608b5"/>
    </style:style>
    <style:style style:name="T16" style:family="text">
      <style:text-properties fo:language="en" fo:country="US" officeooo:rsid="00262a17"/>
    </style:style>
    <style:style style:name="T17" style:family="text">
      <style:text-properties fo:language="en" fo:country="US" officeooo:rsid="00234d5a"/>
    </style:style>
    <style:style style:name="T18" style:family="text">
      <style:text-properties officeooo:rsid="00262a17"/>
    </style:style>
    <style:style style:name="T19" style:family="text">
      <style:text-properties officeooo:rsid="001a367a"/>
    </style:style>
    <style:style style:name="T20" style:family="text">
      <style:text-properties officeooo:rsid="001cfa81"/>
    </style:style>
    <style:style style:name="T21" style:family="text">
      <style:text-properties officeooo:rsid="001ef1ab"/>
    </style:style>
    <style:style style:name="T22" style:family="text">
      <style:text-properties officeooo:rsid="001ffbbb"/>
    </style:style>
    <style:style style:name="T23" style:family="text">
      <style:text-properties officeooo:rsid="0020f766"/>
    </style:style>
    <style:style style:name="T24" style:family="text">
      <style:text-properties officeooo:rsid="00220a91"/>
    </style:style>
    <style:style style:name="T25" style:family="text">
      <style:text-properties officeooo:rsid="00234d5a"/>
    </style:style>
    <style:style style:name="T26" style:family="text">
      <style:text-properties officeooo:rsid="0024c14a"/>
    </style:style>
    <style:style style:name="T27" style:family="text">
      <style:text-properties officeooo:rsid="002642cd"/>
    </style:style>
    <style:style style:name="T28" style:family="text">
      <style:text-properties officeooo:rsid="00271a70"/>
    </style:style>
    <style:style style:name="T29" style:family="text">
      <style:text-properties officeooo:rsid="00283e53"/>
    </style:style>
    <style:style style:name="T30" style:family="text">
      <style:text-properties officeooo:rsid="00288379"/>
    </style:style>
    <style:style style:name="T31" style:family="text">
      <style:text-properties officeooo:rsid="00292058"/>
    </style:style>
    <style:style style:name="T32" style:family="text">
      <style:text-properties officeooo:rsid="002af59b"/>
    </style:style>
    <style:style style:name="T33" style:family="text">
      <style:text-properties officeooo:rsid="002c713a"/>
    </style:style>
    <style:style style:name="T34" style:family="text">
      <style:text-properties officeooo:rsid="002dc7d8"/>
    </style:style>
    <style:style style:name="T35" style:family="text">
      <style:text-properties officeooo:rsid="002e629e"/>
    </style:style>
    <style:style style:name="T36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8">План статьи</text:span></text:h>
      <text:p text:style-name="Standard"/>
      <text:p text:style-name="Standard"><text:bookmark-start text:name="__DdeLink__1_707102545"/>Разработка систем для тестирования средств автоматизации в нефтедобывающей отрасли<text:bookmark-end text:name="__DdeLink__1_707102545"/></text:p>
      <text:list xml:id="list4494331076310408765" text:style-name="L1">
        <text:list-item>
          <text:p text:style-name="P4">Краткое описание автоматизируемых <text:span text:style-name="T22">устройств</text:span> (типы устройств и датчиков, их количества в системе и т. д);</text:p>
          <text:p text:style-name="P8"><text:span text:style-name="T1">- </text:span><text:span text:style-name="T2">Задвижка(</text:span><text:span text:style-name="T3">Открыта, Закрыта, Открыть, Закрыть, Стоп, Авария, </text:span><text:span text:style-name="T4">Местное управление, Дистанционное управление, Готов к пуску, </text:span><text:span text:style-name="T10">Период открытия/закрытия, Время схода с концевиков</text:span><text:span text:style-name="T2">)</text:span></text:p>
          <text:p text:style-name="P9"><text:span text:style-name="T2">- Клапан с аналоговым управлением(</text:span><text:span text:style-name="T5">Положение клапана</text:span><text:span text:style-name="T3">, </text:span><text:span text:style-name="T5">Дистанционное управление</text:span><text:span text:style-name="T3">, </text:span><text:span text:style-name="T4">Местное управление</text:span><text:span text:style-name="T5">, Готов к пуску, Управление клапаном(</text:span><text:span text:style-name="T18">AO</text:span><text:span text:style-name="T5">),</text:span><text:span text:style-name="T6">Авария</text:span><text:span text:style-name="T10">), </text:span><text:span text:style-name="T2">)</text:span></text:p>
          <text:p text:style-name="P8"><text:span text:style-name="T2">- клапан с дискретным управлением</text:span><text:span text:style-name="T7">(Уменьшить % открытия клапана, Увеличить % открытия клапана, Стоп перемещения клапана, Полное закрытие, Полное открытие, Местный режим управления клапаном, Дистанционный режим управления, Общая авария блока управления клапаном, Готовность блока управления клапаном, Положение регулирующего клапана)</text:span></text:p>
          <text:p text:style-name="P11">- датчики аналоговые (уровень, давление, загазованность, <text:span text:style-name="T20">расход</text:span>). <text:span text:style-name="T21">Данные датчики имеют пороговые значения(верхнее/нижнее аварийное/предупредительное): В.А.У., Н.А.У., В.П.У., Н.П.У.</text:span></text:p>
          <text:p text:style-name="P12">- датчики дискретные(аварийный уровень, аварийное давление)</text:p>
          <text:p text:style-name="P12"><text:span text:style-name="T23">- исполнительное устройство(Включить, Включено, Выключено, </text:span><text:span text:style-name="T24">Авария</text:span><text:span text:style-name="T23">)</text:span></text:p>
          <text:p text:style-name="P12">.</text:p>
        </text:list-item>
      </text:list>
      <text:p text:style-name="P1"/>
      <text:list xml:id="list35200743" text:continue-numbering="true" text:style-name="L1">
        <text:list-item>
          <text:p text:style-name="P5">Описание применяемых в разработке средств (протоколы, языки) и предусмотренных для них систем тестирования:</text:p>
          <text:p text:style-name="P5"><text:span text:style-name="T25">- какие выгоды позволит получить применение связки </text:span><text:span text:style-name="T17">C++/Qt </text:span><text:span text:style-name="T11">вместо например «</text:span><text:span text:style-name="T17">.N</text:span><text:span text:style-name="T17"><office:annotation><dc:creator>&lt;анонимный&gt;</dc:creator><dc:date>2013-12-27T14:51:40.62</dc:date><text:p text:style-name="P20"><text:span text:style-name="T36">OpenSource проекты обычно быстрее получают комерческое применение</text:span></text:p></office:annotation></text:span><text:span text:style-name="T17">ET,</text:span><text:span text:style-name="T11">»</text:span></text:p>
          <text:p text:style-name="P5"><text:span text:style-name="T25">- </text:span>cppUnit, QtTest —<text:span text:style-name="T25"> какие выгоды планируется получить использованием стандартные библиотеки для повышения качества разра</text:span><text:span text:style-name="T26">ба</text:span><text:span text:style-name="T25">тываемого ПО;</text:span></text:p>
          <text:p text:style-name="P5"><text:span text:style-name="T25">-</text:span> <text:span text:style-name="T14">KEPServerEx —</text:span><text:span text:style-name="T11"> какую выгоду позволит получить применение </text:span><text:span text:style-name="T17">OPC </text:span><text:span text:style-name="T11">сервера;</text:span></text:p>
          <text:p text:style-name="P6"><text:span text:style-name="T12">-...............</text:span></text:p>
        </text:list-item>
      </text:list>
      <text:p text:style-name="Standard"/>
      <text:list xml:id="list35189204" text:continue-numbering="true" text:style-name="L1">
        <text:list-item>
          <text:p text:style-name="P7">Описание схемы построения процесса разработки через:</text:p>
          <text:p text:style-name="P7"><text:span text:style-name="T27">- проектирование</text:span></text:p>
          <text:p text:style-name="P7"><text:span text:style-name="T27">-</text:span> <text:span text:style-name="T27">разработку тестов</text:span></text:p>
          <text:p text:style-name="P7"><text:span text:style-name="T27">- написания классов (анализа, затем проектирования)</text:span></text:p>
          <text:p text:style-name="P7"><text:span text:style-name="T27">-</text:span>тестирование;</text:p>
        </text:list-item>
      </text:list>
      <text:p text:style-name="P14"/>
      <text:list xml:id="list35209296" text:continue-numbering="true" text:style-name="L1">
        <text:list-item>
          <text:p text:style-name="P4"><text:span text:style-name="T8">Методы оптимизации построения систем </text:span><text:span text:style-name="T13">автоматизации тестирования </text:span><text:span text:style-name="T8">с использованием средств, </text:span><text:span text:style-name="T9">представленных</text:span><text:span text:style-name="T8"> в (п.п.2) </text:span><text:span text:style-name="T15">(</text:span>Анализ результатов.<text:span text:style-name="T15">)</text:span></text:p>
        </text:list-item>
      </text:list>
      <text:p text:style-name="P10"/>
      <text:p text:style-name="P2">Статья на тему «Разработка систем для тестирования средств автоматизации в нефтедобывающей отрасли»</text:p>
      <text:p text:style-name="P2"/>
      <text:h text:style-name="P19" text:outline-level="1"><text:span text:style-name="T28">Статья</text:span></text:h>
      <text:p text:style-name="P2"/>
      <text:h text:style-name="Heading_20_2" text:outline-level="2"><text:span text:style-name="T35">Введение</text:span></text:h>
      <text:p text:style-name="P15"><text:span text:style-name="T29">В настоящее время</text:span> в мире <text:span text:style-name="T30">все большее распространение получают процессы </text:span><text:s/>автоматизаци<text:span text:style-name="T30">и </text:span>и компьютеризация во всех отраслях. Эт<text:span text:style-name="T30">и процессы</text:span> коснул<text:span text:style-name="T31">и</text:span>сь и нефтедобывающей отрасли. </text:p>
      <text:p text:style-name="P16">В нефтедобывающей отрасли автоматизации требуют такие <text:span text:style-name="T32">процессы </text:span>как мониторинг <text:span text:style-name="T33">состояния технологических объектов, накопление статистической информации о их состоянии, </text:span>оповещение <text:span text:style-name="T33">обслуживающего персонала о <text:s/>возникновении </text:span>экстренной ситуации <text:span text:style-name="T33">и выполнение автоматизированных действий для предотвращения разрастания экологических угроз и человеческих жертв после возникновения нештатных ситуаций</text:span>.</text:p>
      <text:p text:style-name="P17"><text:span text:style-name="T34">Применение сложных автоматических систем управления технологическим процессом </text:span>позволит сократить затраты на обслуживание <text:span text:style-name="T34">и в то же</text:span> время <text:span text:style-name="T34">снизить <text:s/>вероятность возникновения</text:span> аварийных ситуаций.</text:p>
      <text:p text:style-name="P17"/>
      <text:h text:style-name="Heading_20_2" text:outline-level="2">Краткое описание автоматизируемых <text:span text:style-name="T22">устройств</text:span></text:h>
      <text:p text:style-name="P18"><text:span text:style-name="T22"/></text:p>
      <text:p text:style-name="P17">Мониторинг <text:span text:style-name="T19"><office:annotation office:name="__Fieldmark__129_987411986"><dc:creator>&lt;анонимный&gt;</dc:creator><dc:date>2013-12-27T15:04:45.45</dc:date><text:p text:style-name="P20"><text:span text:style-name="T37">Переписать раздел полностью</text:span></text:p></office:annotation></text:span>датчиков позволит <text:s text:c="2"/>вовремя предупреждать оператора об износе, и не будут тратить время рабочего на фиксирование показаний каждого датчика. Ведение логов опроса позволит, если все таки произойдет аварийная ситуация, установить причину пришествия. </text:p>
      <text:p text:style-name="P3">Предполагается, что будут опрашиваться следующие датчики: датчики давления, температуры, уровня, клапан и задвижка. ПО для датчиков давления, температуры, уровня должно обеспечивать эмуляцию аналогово<text:span text:style-name="T19">го</text:span> датчика с сигналом типа: «пила». <text:span text:style-name="T19">ПО для задвижки должно обеспечивать эмуляцию задвижки т. е. <text:s/>Открыта, Закрыта, Открыть, Закрыть, Стоп, Авария, Местное управление, Дистанционное управление, Готов к пуску. ПО для клапана должно обеспечивать эмуляцию клапана с анал</text:span><field:fieldmark-end/><text:span text:style-name="T19"><office:annotation office:name="__Fieldmark__129_987411986"><dc:creator>&lt;анонимный&gt;</dc:creator><dc:date>2013-12-27T15:04:45.45</dc:date><text:p text:style-name="P20"><text:span text:style-name="T37">Переписать раздел полностью</text:span></text:p></office:annotation></text:span><text:span text:style-name="T19">оговой регулировкой положения т. е. <text:s/>Положение клапана, Дистанционное управление, Готов к пуску, Управление клапаном(</text:span><text:span text:style-name="T16">AO</text:span><text:span text:style-name="T18">),Авар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n </meta:initial-creator>
    <meta:creation-date>2013-11-26T12:18:19</meta:creation-date>
    <dc:date>2013-12-27T15:05:11.56</dc:date>
    <meta:editing-duration>PT26M25S</meta:editing-duration>
    <meta:editing-cycles>35</meta:editing-cycles>
    <meta:generator>LibreOffice/4.0.1.2$Windows_x86 LibreOffice_project/84102822e3d61eb989ddd325abf1ac077904985</meta:generator>
    <meta:document-statistic meta:table-count="0" meta:image-count="0" meta:object-count="0" meta:page-count="2" meta:paragraph-count="30" meta:word-count="425" meta:character-count="3626" meta:non-whitespace-character-count="3227"/>
  </office:meta>
</office:document-meta>
</file>